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width="0.106cm" svg:stroke-color="#b2b2b2" draw:marker-start="Arrow" draw:marker-start-width="0.459cm" draw:marker-end="Arrow" draw:marker-end-width="0.459cm" svg:stroke-linecap="butt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draw:stroke="dash" draw:stroke-dash="Long_20_Dash" svg:stroke-width="0.106cm" svg:stroke-color="#b2b2b2" draw:marker-start="Arrowheads_20_8" draw:marker-start-width="0.459cm" draw:marker-end="Arrowheads_20_9" draw:marker-end-width="0.459cm" svg:stroke-linecap="butt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549cm" fo:min-width="3.331cm" fo:padding-top="0.178cm" fo:padding-bottom="0.178cm" fo:padding-left="0.303cm" fo:padding-right="0.303cm"/>
      <style:paragraph-properties style:writing-mode="lr-tb"/>
    </style:style>
    <style:style style:name="gr4" style:family="graphic" style:parent-style-name="objectwithoutfill">
      <style:graphic-properties draw:stroke="dash" draw:stroke-dash="Long_20_Dash" svg:stroke-width="0.081cm" svg:stroke-color="#00a933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106cm" svg:stroke-color="#000000" draw:marker-start="Arrowheads_20_2" draw:marker-start-width="0.4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000000" draw:marker-start="Arrowheads_20_4" draw:marker-start-width="0.459cm" draw:marker-end="Arrowheads_20_5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000000" draw:marker-start="Arrowheads_20_6" draw:marker-start-width="0.459cm" draw:marker-end="Arrowheads_20_7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dash" draw:stroke-dash="Long_20_Dash" svg:stroke-width="0.106cm" svg:stroke-color="#808080" draw:marker-start-width="0.359cm" draw:marker-end-width="0.359cm" svg:stroke-linecap="butt" draw:fill-color="#ffffff" draw:textarea-horizontal-align="justify" draw:textarea-vertical-align="middle" draw:auto-grow-height="false" fo:min-height="1.549cm" fo:min-width="3.331cm" fo:padding-top="0.178cm" fo:padding-bottom="0.178cm" fo:padding-left="0.303cm" fo:padding-right="0.303cm"/>
      <style:paragraph-properties style:writing-mode="lr-tb"/>
    </style:style>
    <style:style style:name="gr9" style:family="graphic" style:parent-style-name="objectwithoutfill">
      <style:graphic-properties svg:stroke-width="0.106cm" svg:stroke-color="#000000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549cm" fo:min-width="2.442cm" fo:padding-top="0.178cm" fo:padding-bottom="0.178cm" fo:padding-left="0.303cm" fo:padding-right="0.303cm"/>
      <style:paragraph-properties style:writing-mode="lr-tb"/>
    </style:style>
    <style:style style:name="gr11" style:family="graphic" style:parent-style-name="objectwithoutfill">
      <style:graphic-properties draw:stroke="dash" draw:stroke-dash="Long_20_Dash" svg:stroke-width="0.106cm" svg:stroke-color="#000000" draw:marker-start="Arrow" draw:marker-start-width="0.459cm" draw:marker-end="Arrow" draw:marker-end-width="0.459cm" svg:stroke-linecap="butt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  <style:text-properties fo:color="#999999" loext:opacity="100%"/>
    </style:style>
    <style:style style:name="P5" style:family="paragraph">
      <loext:graphic-properties draw:fill-color="#ffffff"/>
      <style:paragraph-properties fo:text-align="center"/>
      <style:text-properties fo:color="#999999" loext:opacity="100%"/>
    </style:style>
    <style:style style:name="P6" style:family="paragraph">
      <style:paragraph-properties fo:text-align="center"/>
      <style:text-properties fo:color="#b2b2b2" loext:opacity="100%"/>
    </style:style>
    <style:style style:name="P7" style:family="paragraph">
      <loext:graphic-properties draw:fill-color="#ffffff"/>
      <style:paragraph-properties fo:text-align="center"/>
      <style:text-properties fo:color="#b2b2b2" loext:opacity="100%"/>
    </style:style>
    <style:style style:name="T1" style:family="text">
      <style:text-properties fo:color="#999999" loext:opacity="100%"/>
    </style:style>
    <style:style style:name="T2" style:family="text">
      <style:text-properties fo:color="#b2b2b2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draw:line-skew="-3.167cm 0.679cm" svg:x1="9.388cm" svg:y1="14.455cm" svg:x2="18.541cm" svg:y2="15.408cm" draw:start-shape="id1" draw:start-glue-point="1" draw:end-shape="id2" draw:end-glue-point="2" svg:d="M9388 14455c637 0 531 1092 2660 1792s6493 1007 6493-839" svg:viewBox="0 0 9154 2339">
          <text:p/>
        </draw:connector>
        <draw:connector draw:style-name="gr1" draw:text-style-name="P1" draw:layer="layout" svg:x1="7.419cm" svg:y1="18.972cm" svg:x2="5.091cm" svg:y2="22.088cm" draw:start-shape="id3" draw:start-glue-point="2" draw:end-shape="id4" draw:end-glue-point="1" svg:d="M7419 18972v3116h-2328" svg:viewBox="0 0 2329 3117">
          <text:p/>
        </draw:connector>
        <draw:connector draw:style-name="gr1" draw:text-style-name="P1" draw:layer="layout" svg:x1="7.419cm" svg:y1="10.468cm" svg:x2="18.541cm" svg:y2="13.503cm" draw:start-shape="id5" draw:start-glue-point="2" draw:end-shape="id2" draw:end-glue-point="0" svg:d="M7419 10468v1517h11122v1518" svg:viewBox="0 0 11123 3036">
          <text:p/>
        </draw:connector>
        <draw:connector draw:style-name="gr2" draw:text-style-name="P1" draw:layer="layout" svg:x1="7.419cm" svg:y1="5.515cm" svg:x2="18.468cm" svg:y2="2.975cm" draw:start-shape="id6" draw:start-glue-point="0" draw:end-shape="id7" draw:end-glue-point="2" svg:d="M7419 5515v-1271h11049v-1269" svg:viewBox="0 0 11050 2541">
          <text:p/>
        </draw:connector>
        <draw:custom-shape draw:style-name="gr3" draw:text-style-name="P3" xml:id="id9" draw:id="id9" draw:layer="layout" svg:width="3.937cm" svg:height="1.905cm" svg:x="5.451cm" svg:y="1.07cm">
          <text:p text:style-name="P2">Client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3.937cm" svg:height="1.905cm" svg:x="5.451cm" svg:y="5.515cm">
          <text:p text:style-name="P2">Client</text:p>
          <text:p text:style-name="P2">Proxy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3.937cm" svg:height="1.905cm" svg:x="12.684cm" svg:y="8.563cm">
          <text:p text:style-name="P2">Client</text:p>
          <text:p text:style-name="P2">Journal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3.937cm" svg:height="1.905cm" svg:x="11.029cm" svg:y="1.07cm">
          <text:p text:style-name="P2">Client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cm" svg:y1="12.525cm" svg:x2="20.59cm" svg:y2="12.525cm">
          <text:p/>
        </draw:line>
        <draw:connector draw:style-name="gr5" draw:text-style-name="P1" draw:layer="layout" svg:x1="9.388cm" svg:y1="9.515cm" svg:x2="12.684cm" svg:y2="9.515cm" draw:start-shape="id5" draw:start-glue-point="1" draw:end-shape="id8" draw:end-glue-point="3" svg:d="M9388 9515h3296" svg:viewBox="0 0 3297 1">
          <text:p/>
        </draw:connector>
        <draw:connector draw:style-name="gr6" draw:text-style-name="P1" draw:layer="layout" svg:x1="7.419cm" svg:y1="5.515cm" svg:x2="7.419cm" svg:y2="2.975cm" draw:start-shape="id6" draw:start-glue-point="0" draw:end-shape="id9" draw:end-glue-point="2" svg:d="M7419 5515v-2540" svg:viewBox="0 0 1 2541">
          <text:p/>
        </draw:connector>
        <draw:connector draw:style-name="gr7" draw:text-style-name="P1" draw:layer="layout" svg:x1="7.419cm" svg:y1="5.515cm" svg:x2="12.997cm" svg:y2="2.975cm" draw:start-shape="id6" draw:start-glue-point="0" draw:end-shape="id10" draw:end-glue-point="2" svg:d="M7419 5515v-1271h5578v-1269" svg:viewBox="0 0 5579 2541">
          <text:p/>
        </draw:connector>
        <draw:custom-shape draw:style-name="gr8" draw:text-style-name="P5" xml:id="id7" draw:id="id7" draw:layer="layout" svg:width="3.937cm" svg:height="1.905cm" svg:x="16.5cm" svg:y="1.07cm">
          <text:p text:style-name="P4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937cm" svg:height="1.905cm" svg:x="5.451cm" svg:y="13.503cm">
          <text:p text:style-name="P2">Server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7.419cm" svg:y1="10.468cm" svg:x2="7.419cm" svg:y2="13.503cm" draw:start-shape="id5" draw:start-glue-point="2" draw:end-shape="id1" draw:end-glue-point="0" svg:d="M7419 10468v3035" svg:viewBox="0 0 1 3036">
          <text:p/>
        </draw:connector>
        <draw:custom-shape draw:style-name="gr3" draw:text-style-name="P3" xml:id="id11" draw:id="id11" draw:layer="layout" svg:width="3.937cm" svg:height="1.905cm" svg:x="11.065cm" svg:y="13.503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8" draw:text-style-name="P7" xml:id="id2" draw:id="id2" draw:layer="layout" svg:width="3.937cm" svg:height="1.905cm" svg:x="16.573cm" svg:y="13.503cm">
          <text:p text:style-name="P6"><text:span text:style-name="T2">Server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7.419cm" svg:y1="10.468cm" svg:x2="13.033cm" svg:y2="13.503cm" draw:start-shape="id5" draw:start-glue-point="2" draw:end-shape="id11" draw:end-glue-point="0" svg:d="M7419 10468v1517h5614v1518" svg:viewBox="0 0 5615 3036">
          <text:p/>
        </draw:connector>
        <draw:custom-shape draw:style-name="gr3" draw:text-style-name="P3" xml:id="id12" draw:id="id12" draw:layer="layout" svg:width="3.937cm" svg:height="1.905cm" svg:x="12.684cm" svg:y="17.067cm">
          <text:p text:style-name="P2">Server<text:line-break/>Journal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9.388cm" svg:y1="18.019cm" svg:x2="12.684cm" svg:y2="18.019cm" draw:start-shape="id3" draw:start-glue-point="1" draw:end-shape="id12" draw:end-glue-point="3" svg:d="M9388 18019h3296" svg:viewBox="0 0 3297 1">
          <text:p/>
        </draw:connector>
        <draw:custom-shape draw:style-name="gr3" draw:text-style-name="P3" xml:id="id13" draw:id="id13" draw:layer="layout" svg:width="3.937cm" svg:height="1.905cm" svg:x="12.684cm" svg:y="19.727cm">
          <text:p text:style-name="P2">Schema</text:p>
          <draw:enhanced-geometry svg:viewBox="0 0 21600 21600" draw:type="rectangle" draw:enhanced-path="M 0 0 L 21600 0 21600 21600 0 21600 0 0 Z N"/>
        </draw:custom-shape>
        <draw:custom-shape draw:style-name="gr3" draw:text-style-name="P3" xml:id="id14" draw:id="id14" draw:layer="layout" svg:width="3.937cm" svg:height="1.905cm" svg:x="12.684cm" svg:y="22.387cm">
          <text:p text:style-name="P2">Table</text:p>
          <draw:enhanced-geometry svg:viewBox="0 0 21600 21600" draw:type="rectangle" draw:enhanced-path="M 0 0 L 21600 0 21600 21600 0 21600 0 0 Z N"/>
        </draw:custom-shape>
        <draw:custom-shape draw:style-name="gr3" draw:text-style-name="P3" xml:id="id15" draw:id="id15" draw:layer="layout" svg:width="3.937cm" svg:height="1.905cm" svg:x="12.684cm" svg:y="24.941cm">
          <text:p text:style-name="P2">Index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7.419cm" svg:y1="18.972cm" svg:x2="12.684cm" svg:y2="20.679cm" draw:start-shape="id3" draw:start-glue-point="2" draw:end-shape="id13" draw:end-glue-point="3" svg:d="M7419 18972v1707h5265" svg:viewBox="0 0 5266 1708">
          <text:p/>
        </draw:connector>
        <draw:connector draw:style-name="gr9" draw:text-style-name="P1" draw:layer="layout" svg:x1="7.419cm" svg:y1="18.972cm" svg:x2="12.684cm" svg:y2="23.339cm" draw:start-shape="id3" draw:start-glue-point="2" draw:end-shape="id14" draw:end-glue-point="3" svg:d="M7419 18972v4367h5265" svg:viewBox="0 0 5266 4368">
          <text:p/>
        </draw:connector>
        <draw:connector draw:style-name="gr9" draw:text-style-name="P1" draw:layer="layout" svg:x1="7.419cm" svg:y1="18.972cm" svg:x2="12.684cm" svg:y2="25.893cm" draw:start-shape="id3" draw:start-glue-point="2" draw:end-shape="id15" draw:end-glue-point="3" svg:d="M7419 18972v6921h5265" svg:viewBox="0 0 5266 6922">
          <text:p/>
        </draw:connector>
        <draw:custom-shape draw:style-name="gr10" draw:text-style-name="P3" xml:id="id16" draw:id="id16" draw:layer="layout" svg:width="3.048cm" svg:height="1.905cm" svg:x="1.127cm" svg:y="17.067cm">
          <text:p text:style-name="P2">Server</text:p>
          <text:p text:style-name="P2">CLI</text:p>
          <draw:enhanced-geometry svg:viewBox="0 0 21600 21600" draw:type="rectangle" draw:enhanced-path="M 0 0 L 21600 0 21600 21600 0 21600 0 0 Z N"/>
        </draw:custom-shape>
        <draw:custom-shape draw:style-name="gr10" draw:text-style-name="P3" xml:id="id17" draw:id="id17" draw:layer="layout" svg:width="3.048cm" svg:height="1.905cm" svg:x="1cm" svg:y="8.563cm">
          <text:p text:style-name="P2">Client</text:p>
          <text:p text:style-name="P2">CLI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937cm" svg:height="1.905cm" svg:x="5.451cm" svg:y="17.067cm">
          <text:p text:style-name="P2">libprinbee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4.175cm" svg:y1="18.019cm" svg:x2="5.451cm" svg:y2="18.019cm" draw:start-shape="id16" draw:start-glue-point="1" draw:end-shape="id3" draw:end-glue-point="3" svg:d="M4175 18019h1276" svg:viewBox="0 0 1277 1">
          <text:p/>
        </draw:connector>
        <draw:connector draw:style-name="gr9" draw:text-style-name="P1" draw:layer="layout" svg:x1="7.419cm" svg:y1="17.067cm" svg:x2="7.419cm" svg:y2="15.408cm" draw:start-shape="id3" draw:start-glue-point="0" draw:end-shape="id1" draw:end-glue-point="2" svg:d="M7419 17067v-1659" svg:viewBox="0 0 1 1660">
          <text:p/>
        </draw:connector>
        <draw:custom-shape draw:style-name="gr3" draw:text-style-name="P3" xml:id="id5" draw:id="id5" draw:layer="layout" svg:width="3.937cm" svg:height="1.905cm" svg:x="5.451cm" svg:y="8.563cm">
          <text:p text:style-name="P2">libprinbee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7.419cm" svg:y1="8.563cm" svg:x2="7.419cm" svg:y2="7.42cm" draw:start-shape="id5" draw:start-glue-point="0" draw:end-shape="id6" draw:end-glue-point="2" svg:d="M7419 8563v-1143" svg:viewBox="0 0 1 1144">
          <text:p/>
        </draw:connector>
        <draw:connector draw:style-name="gr9" draw:text-style-name="P1" draw:layer="layout" svg:x1="4.048cm" svg:y1="9.515cm" svg:x2="5.451cm" svg:y2="9.515cm" draw:start-shape="id17" draw:start-glue-point="1" draw:end-shape="id5" draw:end-glue-point="3" svg:d="M4048 9515h1403" svg:viewBox="0 0 1404 1">
          <text:p/>
        </draw:connector>
        <draw:connector draw:style-name="gr11" draw:text-style-name="P1" draw:layer="layout" svg:x1="2.524cm" svg:y1="8.563cm" svg:x2="5.451cm" svg:y2="6.467cm" draw:start-shape="id17" draw:start-glue-point="0" draw:end-shape="id6" draw:end-glue-point="3" svg:d="M2524 8563v-2096h2927" svg:viewBox="0 0 2928 2097">
          <text:p/>
        </draw:connector>
        <draw:custom-shape draw:style-name="gr3" draw:text-style-name="P3" xml:id="id4" draw:id="id4" draw:layer="layout" svg:width="3.937cm" svg:height="1.905cm" svg:x="1.154cm" svg:y="21.136cm">
          <text:p text:style-name="P2">Bloom</text:p>
          <text:p text:style-name="P2">Filter</text:p>
          <draw:enhanced-geometry svg:viewBox="0 0 21600 21600" draw:type="rectangle" draw:enhanced-path="M 0 0 L 21600 0 21600 21600 0 21600 0 0 Z N"/>
        </draw:custom-shape>
        <draw:custom-shape draw:style-name="gr3" draw:text-style-name="P3" xml:id="id18" draw:id="id18" draw:layer="layout" svg:width="3.937cm" svg:height="1.905cm" svg:x="1.154cm" svg:y="24.036cm">
          <text:p text:style-name="P2">Stats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7.419cm" svg:y1="18.972cm" svg:x2="5.091cm" svg:y2="24.988cm" draw:start-shape="id3" draw:start-glue-point="2" draw:end-shape="id18" draw:end-glue-point="1" svg:d="M7419 18972v6016h-2328" svg:viewBox="0 0 2329 6017">
          <text:p/>
        </draw:connector>
        <draw:connector draw:style-name="gr9" draw:text-style-name="P1" draw:layer="layout" svg:x1="9.388cm" svg:y1="14.455cm" svg:x2="11.065cm" svg:y2="14.455cm" draw:start-shape="id1" draw:start-glue-point="1" draw:end-shape="id11" draw:end-glue-point="3" svg:d="M9388 14455h1677" svg:viewBox="0 0 1678 1">
          <text:p/>
        </draw:connector>
        <draw:connector draw:style-name="gr1" draw:text-style-name="P1" draw:layer="layout" svg:x1="15.002cm" svg:y1="14.455cm" svg:x2="16.573cm" svg:y2="14.455cm" draw:start-shape="id11" draw:start-glue-point="1" draw:end-shape="id2" draw:end-glue-point="3" svg:d="M15002 14455h1571" svg:viewBox="0 0 1572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8T21:10:53.846932618</meta:creation-date>
    <dc:date>2023-09-10T08:05:45.486909681</dc:date>
    <meta:editing-duration>P1DT1H22M6S</meta:editing-duration>
    <meta:editing-cycles>5</meta:editing-cycles>
    <meta:generator>LibreOffice/7.3.7.2$Linux_X86_64 LibreOffice_project/30$Build-2</meta:generator>
    <meta:document-statistic meta:object-count="40"/>
  </office:meta>
</office:document-meta>
</file>